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formula="of:=100 - SUM([.A2:.B2])" office:value-type="float" office:value="3" calcext:value-type="float">
            <text:p>3</text:p>
          </table:table-cell>
          <table:table-cell/>
          <table:table-cell table:style-name="ce3" table:formula="of:=[.E18]+[.H18]"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1598033905" calcext:value-type="float">
            <text:p>0,0091598034</text:p>
          </table:table-cell>
          <table:table-cell table:style-name="ce4" office:value-type="float" office:value="19.987224102" calcext:value-type="float">
            <text:p>19,98722410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formula="of:=100 - SUM([.A3:.B3])" office:value-type="float" office:value="2.95" calcext:value-type="float">
            <text:p>2,95</text:p>
          </table:table-cell>
          <table:table-cell/>
          <table:table-cell table:style-name="ce3" table:formula="of:=[.E19]+[.H19]"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0.00962615013123" calcext:value-type="float">
            <text:p>0,0096261501</text:p>
          </table:table-cell>
          <table:table-cell table:style-name="ce4" office:value-type="float" office:value="19.5948650837" calcext:value-type="float">
            <text:p>19,594865083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formula="of:=100 - SUM([.A4:.B4])" office:value-type="float" office:value="2.83" calcext:value-type="float">
            <text:p>2,83</text:p>
          </table:table-cell>
          <table:table-cell/>
          <table:table-cell table:style-name="ce3" table:formula="of:=[.E20]+[.H20]" office:value-type="float" office:value="12241" calcext:value-type="float">
            <text:p>12241</text:p>
          </table:table-cell>
          <table:table-cell table:formula="of:=12597-[.E4]" office:value-type="float" office:value="356" calcext:value-type="float">
            <text:p>356</text:p>
          </table:table-cell>
          <table:table-cell office:value-type="float" office:value="0.0095899105072" calcext:value-type="float">
            <text:p>0,0095899105</text:p>
          </table:table-cell>
          <table:table-cell table:style-name="ce4" office:value-type="float" office:value="19.5121250153" calcext:value-type="float">
            <text:p>19,512125015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formula="of:=100 - SUM([.A5:.B5])" office:value-type="float" office:value="2.94" calcext:value-type="float">
            <text:p>2,94</text:p>
          </table:table-cell>
          <table:table-cell/>
          <table:table-cell table:style-name="ce3" table:formula="of:=[.E21]+[.H21]"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0.0104458332062" calcext:value-type="float">
            <text:p>0,0104458332</text:p>
          </table:table-cell>
          <table:table-cell table:style-name="ce4" office:value-type="float" office:value="19.5842058659" calcext:value-type="float">
            <text:p>19,584205865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formula="of:=100 - SUM([.A6:.B6])" office:value-type="float" office:value="2.73" calcext:value-type="float">
            <text:p>2,73</text:p>
          </table:table-cell>
          <table:table-cell/>
          <table:table-cell table:style-name="ce3" table:formula="of:=[.E22]+[.H22]"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0.00920510292053" calcext:value-type="float">
            <text:p>0,0092051029</text:p>
          </table:table-cell>
          <table:table-cell table:style-name="ce4" office:value-type="float" office:value="19.5670149326" calcext:value-type="float">
            <text:p>19,567014932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formula="of:=100 - SUM([.A7:.B7])" office:value-type="float" office:value="2.90000000000001" calcext:value-type="float">
            <text:p>2,9</text:p>
          </table:table-cell>
          <table:table-cell/>
          <table:table-cell table:style-name="ce3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0952696800232" calcext:value-type="float">
            <text:p>0,009526968</text:p>
          </table:table-cell>
          <table:table-cell table:style-name="ce4" office:value-type="float" office:value="19.5318288803" calcext:value-type="float">
            <text:p>19,531828880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formula="of:=100 - SUM([.A8:.B8])" office:value-type="float" office:value="3.05" calcext:value-type="float">
            <text:p>3,05</text:p>
          </table:table-cell>
          <table:table-cell/>
          <table:table-cell table:style-name="ce3" table:formula="of:=[.E24]+[.H24]" office:value-type="float" office:value="12213" calcext:value-type="float">
            <text:p>12213</text:p>
          </table:table-cell>
          <table:table-cell table:formula="of:=12597-[.E8]" office:value-type="float" office:value="384" calcext:value-type="float">
            <text:p>384</text:p>
          </table:table-cell>
          <table:table-cell office:value-type="float" office:value="0.0094838142395" calcext:value-type="float">
            <text:p>0,0094838142</text:p>
          </table:table-cell>
          <table:table-cell table:style-name="ce4" office:value-type="float" office:value="19.5747749805" calcext:value-type="float">
            <text:p>19,574774980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formula="of:=100 - SUM([.A9:.B9])" office:value-type="float" office:value="2.97" calcext:value-type="float">
            <text:p>2,97</text:p>
          </table:table-cell>
          <table:table-cell/>
          <table:table-cell table:style-name="ce3" table:formula="of:=[.E25]+[.H25]" office:value-type="float" office:value="12223" calcext:value-type="float">
            <text:p>12223</text:p>
          </table:table-cell>
          <table:table-cell table:formula="of:=12597-[.E9]" office:value-type="float" office:value="374" calcext:value-type="float">
            <text:p>374</text:p>
          </table:table-cell>
          <table:table-cell office:value-type="float" office:value="0.00918388366699" calcext:value-type="float">
            <text:p>0,0091838837</text:p>
          </table:table-cell>
          <table:table-cell table:style-name="ce4" office:value-type="float" office:value="19.5982978344" calcext:value-type="float">
            <text:p>19,598297834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formula="of:=100 - SUM([.A10:.B10])" office:value-type="float" office:value="3.2" calcext:value-type="float">
            <text:p>3,2</text:p>
          </table:table-cell>
          <table:table-cell/>
          <table:table-cell table:style-name="ce3" table:formula="of:=[.E26]+[.H26]" office:value-type="float" office:value="12194" calcext:value-type="float">
            <text:p>12194</text:p>
          </table:table-cell>
          <table:table-cell table:formula="of:=12597-[.E10]" office:value-type="float" office:value="403" calcext:value-type="float">
            <text:p>403</text:p>
          </table:table-cell>
          <table:table-cell office:value-type="float" office:value="0.00973391532898" calcext:value-type="float">
            <text:p>0,0097339153</text:p>
          </table:table-cell>
          <table:table-cell table:style-name="ce4" office:value-type="float" office:value="19.5164167881" calcext:value-type="float">
            <text:p>19,516416788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formula="of:=100 - SUM([.A11:.B11])" office:value-type="float" office:value="3.44" calcext:value-type="float">
            <text:p>3,44</text:p>
          </table:table-cell>
          <table:table-cell/>
          <table:table-cell table:style-name="ce3" table:formula="of:=[.E27]+[.H27]" office:value-type="float" office:value="12164" calcext:value-type="float">
            <text:p>12164</text:p>
          </table:table-cell>
          <table:table-cell table:formula="of:=12597-[.E11]" office:value-type="float" office:value="433" calcext:value-type="float">
            <text:p>433</text:p>
          </table:table-cell>
          <table:table-cell office:value-type="float" office:value="0.0092339515686" calcext:value-type="float">
            <text:p>0,0092339516</text:p>
          </table:table-cell>
          <table:table-cell table:style-name="ce4" office:value-type="float" office:value="19.6123530865" calcext:value-type="float">
            <text:p>19,612353086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float" office:value="3.001" calcext:value-type="float">
            <text:p>3,001</text:p>
          </table:table-cell>
          <table:table-cell/>
          <table:table-cell table:formula="of:=AVERAGE([.E2:.E11])" office:value-type="float" office:value="12219.2" calcext:value-type="float">
            <text:p>12219,2</text:p>
          </table:table-cell>
          <table:table-cell table:formula="of:=AVERAGE([.F2:.F11])" office:value-type="float" office:value="377.8" calcext:value-type="float">
            <text:p>377,8</text:p>
          </table:table-cell>
          <table:table-cell table:formula="of:=AVERAGE([.G2:.G11])" office:value-type="float" office:value="0.009518933296205" calcext:value-type="float">
            <text:p>0,0095189333</text:p>
          </table:table-cell>
          <table:table-cell table:formula="of:=AVERAGE([.H2:.H11])" office:value-type="float" office:value="19.60791065693" calcext:value-type="float">
            <text:p>19,6079106569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1.1" calcext:value-type="float">
            <text:p>5821,1</text:p>
          </table:table-cell>
          <table:table-cell table:formula="of:=AVERAGE([.G18:.G27])" office:value-type="float" office:value="41.6" calcext:value-type="float">
            <text:p>41,6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table:formula="of:=12597-SUM([.E18:.G18])" office:value-type="float" office:value="6347" calcext:value-type="float">
            <text:p>63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6.2" calcext:value-type="float">
            <text:p>336,2</text:p>
          </table:table-cell>
          <table:table-cell table:formula="of:=AVERAGE([.H18:.H27])" office:value-type="float" office:value="6398.1" calcext:value-type="float">
            <text:p>6398,1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323" calcext:value-type="float">
            <text:p>632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1" calcext:value-type="float">
            <text:p>5821,1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table:formula="of:=12597-SUM([.E21:.G21])" office:value-type="float" office:value="6364" calcext:value-type="float">
            <text:p>636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2" calcext:value-type="float">
            <text:p>336,2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410" calcext:value-type="float">
            <text:p>641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1.6" calcext:value-type="float">
            <text:p>41,6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439" calcext:value-type="float">
            <text:p>64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1" calcext:value-type="float">
            <text:p>6398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2" calcext:value-type="float">
            <text:p>5682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table:formula="of:=12597-SUM([.E27:.G27])" office:value-type="float" office:value="6482" calcext:value-type="float">
            <text:p>64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08732237834" calcext:value-type="float">
            <text:p>0,9700087322</text:p>
          </table:table-cell>
          <table:table-cell table:number-columns-repeated="2"/>
          <table:table-cell table:formula="of:=SUM([.E18:.E27])/10" office:value-type="float" office:value="5821.1" calcext:value-type="float">
            <text:p>5821,1</text:p>
          </table:table-cell>
          <table:table-cell table:formula="of:=SUM([.F18:.F27])/10" office:value-type="float" office:value="336.2" calcext:value-type="float">
            <text:p>336,2</text:p>
          </table:table-cell>
          <table:table-cell table:formula="of:=SUM([.G18:.G27])/10" office:value-type="float" office:value="41.6" calcext:value-type="float">
            <text:p>41,6</text:p>
          </table:table-cell>
          <table:table-cell table:formula="of:=SUM([.H18:.H27])/10" office:value-type="float" office:value="6398.1" calcext:value-type="float">
            <text:p>6398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912677621656" calcext:value-type="float">
            <text:p>0,0299912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904293243727" calcext:value-type="float">
            <text:p>0,99290429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7647416955" calcext:value-type="float">
            <text:p>0,95007647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3:03:52.9935881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21:19.921342415</meta:creation-date>
    <dc:date>2018-01-18T03:13:44.528452515</dc:date>
    <meta:editing-duration>PT11M54S</meta:editing-duration>
    <meta:editing-cycles>4</meta:editing-cycles>
    <meta:generator>LibreOffice/5.1.6.2$Linux_X86_64 LibreOffice_project/10m0$Build-2</meta:generator>
    <meta:document-statistic meta:table-count="1" meta:cell-count="165" meta:object-count="0"/>
  </office:meta>
</office:document-meta>
</file>